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language-asian="es" style:country-asian="ES" style:language-complex="ar" style:country-complex="SA"/>
    </style:style>
    <style:style style:name="T3" style:parent-style-name="Fuentedepárrafopredeter." style:family="text">
      <style:text-properties style:language-asian="es" style:country-asian="ES" style:language-complex="ar" style:country-complex="SA"/>
    </style:style>
    <style:style style:name="T4" style:parent-style-name="Fuentedepárrafopredeter." style:family="text">
      <style:text-properties style:language-asian="es" style:country-asian="ES" style:language-complex="ar" style:country-complex="SA"/>
    </style:style>
    <style:style style:name="T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style:language-asian="es" style:country-asian="ES" style:language-complex="ar" style:country-complex="SA"/>
    </style:style>
    <style:style style:name="T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style:language-asian="es" style:country-asian="ES" style:language-complex="ar" style:country-complex="SA"/>
    </style:style>
    <style:style style:name="T9" style:parent-style-name="Fuentedepárrafopredeter." style:family="text">
      <style:text-properties style:language-asian="es" style:country-asian="ES" style:language-complex="ar" style:country-complex="SA"/>
    </style:style>
    <style:style style:name="T10" style:parent-style-name="Fuentedepárrafopredeter." style:family="text">
      <style:text-properties style:language-asian="es" style:country-asian="ES" style:language-complex="ar" style:country-complex="SA"/>
    </style:style>
    <style:style style:name="T11" style:parent-style-name="Fuentedepárrafopredeter." style:family="text">
      <style:text-properties style:language-asian="es" style:country-asian="ES" style:language-complex="ar" style:country-complex="SA"/>
    </style:style>
    <style:style style:name="T1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style:language-asian="es" style:country-asian="ES" style:language-complex="ar" style:country-complex="SA"/>
    </style:style>
    <style:style style:name="T14" style:parent-style-name="Fuentedepárrafopredeter." style:family="text">
      <style:text-properties style:language-asian="es" style:country-asian="ES" style:language-complex="ar" style:country-complex="SA"/>
    </style:style>
    <style:style style:name="T15" style:parent-style-name="Fuentedepárrafopredeter." style:family="text">
      <style:text-properties style:language-asian="es" style:country-asian="ES" style:language-complex="ar" style:country-complex="SA"/>
    </style:style>
    <style:style style:name="T1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7" style:parent-style-name="Fuentedepárrafopredeter." style:family="text">
      <style:text-properties style:language-asian="es" style:country-asian="ES" style:language-complex="ar" style:country-complex="SA"/>
    </style:style>
    <style:style style:name="T18" style:parent-style-name="Fuentedepárrafopredeter." style:family="text">
      <style:text-properties style:language-asian="es" style:country-asian="ES" style:language-complex="ar" style:country-complex="SA"/>
    </style:style>
    <style:style style:name="T1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0" style:parent-style-name="Fuentedepárrafopredeter." style:family="text">
      <style:text-properties style:language-asian="es" style:country-asian="ES" style:language-complex="ar" style:country-complex="SA"/>
    </style:style>
    <style:style style:name="T21" style:parent-style-name="Fuentedepárrafopredeter." style:family="text">
      <style:text-properties style:language-asian="es" style:country-asian="ES" style:language-complex="ar" style:country-complex="SA"/>
    </style:style>
    <style:style style:name="T2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4" style:parent-style-name="Fuentedepárrafopredeter." style:family="text">
      <style:text-properties style:language-asian="es" style:country-asian="ES" style:language-complex="ar" style:country-complex="SA"/>
    </style:style>
    <style:style style:name="T2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6" style:parent-style-name="Fuentedepárrafopredeter." style:family="text">
      <style:text-properties style:language-asian="es" style:country-asian="ES" style:language-complex="ar" style:country-complex="SA"/>
    </style:style>
    <style:style style:name="T27" style:parent-style-name="Fuentedepárrafopredeter." style:family="text">
      <style:text-properties style:language-asian="es" style:country-asian="ES" style:language-complex="ar" style:country-complex="SA"/>
    </style:style>
    <style:style style:name="T28" style:parent-style-name="Fuentedepárrafopredeter." style:family="text">
      <style:text-properties style:language-asian="es" style:country-asian="ES" style:language-complex="ar" style:country-complex="SA"/>
    </style:style>
    <style:style style:name="T2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family="graphic" style:name="a20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1389in" svg:stroke-color="#3465a4" draw:marker-end="a21" svg:stroke-opacity="100%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1389in" svg:stroke-color="#3465a4" draw:marker-end="a23" svg:stroke-opacity="100%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389in" svg:stroke-color="#3465a4" draw:marker-end="a11" svg:stroke-opacity="100%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1389in" svg:stroke-color="#3465a4" draw:marker-end="a13" svg:stroke-opacity="100%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3465a4" draw:marker-start="a1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3465a4" draw:marker-start="a4" svg:stroke-opacity="100%" style:horizontal-rel="page-content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3465a4" draw:marker-start="a6" svg:stroke-opacity="100%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389in" svg:stroke-color="#3465a4" draw:marker-end="a8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onnector draw:type="line" svg:x1="6.44167in" svg:y1="5.41042in" svg:x2="6.51458in" svg:y2="-0.29792in" draw:z-index="251664384" draw:id="id0" draw:style-name="a0" draw:name="Conector recto 12" text:anchor-type="paragraph"><svg:title/><svg:desc/></draw:connector></text:span><text:span text:style-name="T3"><draw:connector draw:type="line" svg:x1="0.61875in" svg:y1="-0.06875in" svg:x2="0.62917in" svg:y2="-0.27708in" draw:z-index="251668480" draw:id="id1" draw:style-name="a2" draw:name="Forma1" text:anchor-type="paragraph"><svg:title/><svg:desc/></draw:connector></text:span><text:span text:style-name="T4"><draw:connector draw:type="line" svg:x1="6.54583in" svg:y1="-0.2875in" svg:x2="0.61875in" svg:y2="-0.2875in" draw:z-index="251666432" draw:id="id2" draw:style-name="a3" draw:name="Conector recto 13" text:anchor-type="paragraph"><svg:title/><svg:desc/></draw:connector></text:span>Local:<text:s/><text:span text:style-name="T5">NIF</text:span>, Nombre, Dirección, TipoNegocio</text:p>
      <text:p text:style-name="Standard"><text:span text:style-name="T6"><draw:connector draw:type="line" svg:x1="0.59792in" svg:y1="0.07292in" svg:x2="3.275in" svg:y2="0.91597in" draw:z-index="251686912" draw:id="id3" draw:style-name="a5" draw:name="Forma3" text:anchor-type="paragraph"><svg:title/><svg:desc/></draw:connector></text:span></text:p>
      <text:p text:style-name="Standard"/>
      <text:p text:style-name="Standard"/>
      <text:p text:style-name="Standard"/>
      <text:p text:style-name="Standard"/>
      <text:p text:style-name="Standard">Actividad:<text:s/><text:span text:style-name="T7">Transaccion</text:span>, Fecha, TotalOperacion, NIF</text:p>
      <text:p text:style-name="Standard"><text:span text:style-name="T8"><draw:connector draw:type="line" svg:x1="1.18951in" svg:y1="0.01732in" svg:x2="1.09646in" svg:y2="0.38121in" draw:z-index="2" draw:id="id4" draw:style-name="a7" draw:name="Forma3" text:anchor-type="paragraph"><svg:title/><svg:desc/></draw:connector></text:span></text:p>
      <text:p text:style-name="Standard"/>
      <text:p text:style-name="Standard"><text:span text:style-name="T9"><draw:connector draw:type="line" svg:x1="1.00417in" svg:y1="0.47708in" svg:x2="1.01458in" svg:y2="0.19583in" draw:z-index="3" draw:id="id5" draw:style-name="a9" draw:name="Forma4" text:anchor-type="paragraph"><svg:title/><svg:desc/></draw:connector></text:span><text:span text:style-name="T10"><draw:connector draw:type="line" svg:x1="4.73333in" svg:y1="0.06042in" svg:x2="4.7125in" svg:y2="1.51875in" draw:z-index="251672576" draw:id="id6" draw:style-name="a10" draw:name="Conector recto 16" text:anchor-type="paragraph"><svg:title/><svg:desc/></draw:connector></text:span><text:span text:style-name="T11"><draw:connector draw:type="line" svg:x1="4.72292in" svg:y1="0.07083in" svg:x2="1.42083in" svg:y2="0.1125in" draw:z-index="251674624" draw:id="id7" draw:style-name="a12" draw:name="Forma7" text:anchor-type="paragraph"><svg:title/><svg:desc/></draw:connector></text:span>Ticket:<text:s/><text:span text:style-name="T12">Transaccion</text:span></text:p>
      <text:p text:style-name="Standard"><text:span text:style-name="T13"><draw:connector draw:type="line" svg:x1="0.68125in" svg:y1="0.4in" svg:x2="0.68125in" svg:y2="0.05625in" draw:z-index="4" draw:id="id8" draw:style-name="a14" draw:name="Forma5" text:anchor-type="paragraph"><svg:title/><svg:desc/></draw:connector></text:span></text:p>
      <text:p text:style-name="Standard"><text:span text:style-name="T14"><draw:connector draw:type="line" svg:x1="0.96875in" svg:y1="0.07222in" svg:x2="3.72917in" svg:y2="0.00972in" draw:z-index="251684864" draw:id="id9" draw:style-name="a15" draw:name="Conector recto 23" text:anchor-type="paragraph"><svg:title/><svg:desc/></draw:connector></text:span><text:span text:style-name="T15"><draw:connector draw:type="line" svg:x1="3.7125in" svg:y1="0.05208in" svg:x2="3.72292in" svg:y2="0.67708in" draw:z-index="251682816" draw:id="id10" draw:style-name="a16" draw:name="Conector recto 22" text:anchor-type="paragraph"><svg:title/><svg:desc/></draw:connector></text:span></text:p>
      <text:p text:style-name="Standard">Factura:<text:s/><text:span text:style-name="T16">Transaccion</text:span>, NIF, Nombre, Apellido</text:p>
      <text:p text:style-name="Standard"/>
      <text:p text:style-name="Standard"><text:span text:style-name="T17"><draw:connector draw:type="line" svg:x1="0.98333in" svg:y1="0.12292in" svg:x2="3.74375in" svg:y2="0.06042in" draw:z-index="251680768" draw:id="id11" draw:style-name="a17" draw:name="Conector recto 21" text:anchor-type="paragraph"><svg:title/><svg:desc/></draw:connector></text:span><text:span text:style-name="T18"><draw:connector draw:type="line" svg:x1="1.01458in" svg:y1="0.09167in" svg:x2="1.025in" svg:y2="0.27917in" draw:z-index="251676672" draw:id="id12" draw:style-name="a18" draw:name="Conector recto 19" text:anchor-type="paragraph"><svg:title/><svg:desc/></draw:connector></text:span></text:p>
      <text:p text:style-name="Standard">Pedido:<text:s/><text:span text:style-name="T19">Transaccion</text:span>, Domicilio</text:p>
      <text:p text:style-name="Standard"><text:span text:style-name="T20"><draw:connector draw:type="line" svg:x1="2.35833in" svg:y1="0.21875in" svg:x2="4.73333in" svg:y2="0.15625in" draw:z-index="251678720" draw:id="id13" draw:style-name="a19" draw:name="Conector recto 20" text:anchor-type="paragraph"><svg:title/><svg:desc/></draw:connector></text:span></text:p>
      <text:p text:style-name="Standard"><text:span text:style-name="T21"><draw:connector draw:type="line" svg:x1="2.37917in" svg:y1="0.00625in" svg:x2="2.35833in" svg:y2="0.19375in" draw:z-index="251670528" draw:id="id14" draw:style-name="a20" draw:name="Conector recto 15" text:anchor-type="paragraph"><svg:title/><svg:desc/></draw:connector></text:span></text:p>
      <text:p text:style-name="Standard">LineaProducto:<text:s/><text:span text:style-name="T22">Nombre</text:span>,<text:s/><text:span text:style-name="T23">Transaccion</text:span>, Cantidad, TotalProducto, PrecioFinal</text:p>
      <text:p text:style-name="Standard"><text:span text:style-name="T24"><draw:connector draw:type="line" svg:x1="1.24375in" svg:y1="0.03958in" svg:x2="1.04583in" svg:y2="0.35208in" draw:z-index="5" draw:id="id15" draw:style-name="a22" draw:name="Forma6" text:anchor-type="paragraph"><svg:title/><svg:desc/></draw:connector></text:span></text:p>
      <text:p text:style-name="Standard"/>
      <text:p text:style-name="Standard">Producto:<text:s/><text:span text:style-name="T25">Nombre</text:span>, Tipo, FecPed, Pcompra, Pventa</text:p>
      <text:p text:style-name="Standard"><text:span text:style-name="T26"><draw:connector draw:type="line" svg:x1="1.67083in" svg:y1="0.41319in" svg:x2="1.15in" svg:y2="0.04861in" draw:z-index="7" draw:id="id16" draw:style-name="a24" draw:name="Forma4" text:anchor-type="paragraph"><svg:title/><svg:desc/></draw:connector></text:span></text:p>
      <text:p text:style-name="Standard"/>
      <text:p text:style-name="Standard"><text:span text:style-name="T27"><draw:connector draw:type="line" svg:x1="2.23333in" svg:y1="0.76736in" svg:x2="6.43125in" svg:y2="0.77778in" draw:z-index="251662336" draw:id="id17" draw:style-name="a25" draw:name="Conector recto 11" text:anchor-type="paragraph"><svg:title/><svg:desc/></draw:connector></text:span><text:span text:style-name="T28"><draw:connector draw:type="line" svg:x1="2.22292in" svg:y1="0.22569in" svg:x2="2.2125in" svg:y2="0.75694in" draw:z-index="251660288" draw:id="id18" draw:style-name="a26" draw:name="Conector recto 10" text:anchor-type="paragraph"><svg:title/><svg:desc/></draw:connector></text:span>StockProductoLocal:<text:s/><text:span text:style-name="T29">Nombre</text:span>,<text:s/><text:span text:style-name="T30">NIF,</text:span><text:s/>Cantida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" svg:viewBox="0 0 20 30" svg:d="m10 0-10 30h20z"/>
    <draw:marker draw:name="a21" svg:viewBox="0 0 20 30" svg:d="m10 0-10 30h20z"/>
    <draw:marker draw:name="a1" svg:viewBox="0 0 20 30" svg:d="m10 0-10 30h20z"/>
    <draw:marker draw:name="a8" svg:viewBox="0 0 20 30" svg:d="m10 0-10 30h20z"/>
    <draw:marker draw:name="a11" svg:viewBox="0 0 20 30" svg:d="m10 0-10 30h20z"/>
    <draw:marker draw:name="a23" svg:viewBox="0 0 20 30" svg:d="m10 0-10 30h20z"/>
    <draw:marker draw:name="a4" svg:viewBox="0 0 20 30" svg:d="m10 0-10 30h20z"/>
    <draw:marker draw:name="a13" svg:viewBox="0 0 20 30" svg:d="m10 0-10 30h20z"/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n1dam</dc:creator>
    <meta:creation-date>2021-01-20T12:04:00Z</meta:creation-date>
    <dc:date>2021-01-29T10:13:00Z</dc:date>
    <meta:template xlink:href="Normal" xlink:type="simple"/>
    <meta:editing-cycles>6</meta:editing-cycles>
    <meta:editing-duration>PT1440S</meta:editing-duration>
    <meta:document-statistic meta:page-count="1" meta:paragraph-count="1" meta:word-count="59" meta:character-count="387" meta:row-count="2" meta:non-whitespace-character-count="329"/>
  </office:meta>
</office:document-meta>
</file>